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54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cy" table:style-name="ta1">
        <table:shapes>
          <draw:frame draw:z-index="0" draw:style-name="gr1" draw:text-style-name="P1" svg:width="8.9618in" svg:height="5.6114in" svg:x="0.1591in" svg:y="2.989in">
            <draw:object draw:notify-on-update-of-ranges="Speccy.B1:Speccy.G1 Speccy.A16:Speccy.A16 Speccy.B16:Speccy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0773973" calcext:value-type="float">
            <text:p>0.0773973</text:p>
          </table:table-cell>
          <table:table-cell office:value-type="float" office:value="0.00241608" calcext:value-type="float">
            <text:p>0.00241608</text:p>
          </table:table-cell>
          <table:table-cell office:value-type="float" office:value="0.00237616" calcext:value-type="float">
            <text:p>0.00237616</text:p>
          </table:table-cell>
          <table:table-cell office:value-type="float" office:value="0.00183068" calcext:value-type="float">
            <text:p>0.00183068</text:p>
          </table:table-cell>
          <table:table-cell office:value-type="float" office:value="0.00188026" calcext:value-type="float">
            <text:p>0.00188026</text:p>
          </table:table-cell>
          <table:table-cell office:value-type="float" office:value="0.00210553" calcext:value-type="float">
            <text:p>0.002105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55564" calcext:value-type="float">
            <text:p>0.00555564</text:p>
          </table:table-cell>
          <table:table-cell office:value-type="float" office:value="0.00258575" calcext:value-type="float">
            <text:p>0.00258575</text:p>
          </table:table-cell>
          <table:table-cell office:value-type="float" office:value="0.00238877" calcext:value-type="float">
            <text:p>0.00238877</text:p>
          </table:table-cell>
          <table:table-cell office:value-type="float" office:value="0.00183078" calcext:value-type="float">
            <text:p>0.00183078</text:p>
          </table:table-cell>
          <table:table-cell office:value-type="float" office:value="0.00188992" calcext:value-type="float">
            <text:p>0.00188992</text:p>
          </table:table-cell>
          <table:table-cell office:value-type="float" office:value="0.00202761" calcext:value-type="float">
            <text:p>0.002027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17123" calcext:value-type="float">
            <text:p>0.00417123</text:p>
          </table:table-cell>
          <table:table-cell office:value-type="float" office:value="0.00268847" calcext:value-type="float">
            <text:p>0.00268847</text:p>
          </table:table-cell>
          <table:table-cell office:value-type="float" office:value="0.00246886" calcext:value-type="float">
            <text:p>0.00246886</text:p>
          </table:table-cell>
          <table:table-cell office:value-type="float" office:value="0.00181152" calcext:value-type="float">
            <text:p>0.00181152</text:p>
          </table:table-cell>
          <table:table-cell office:value-type="float" office:value="0.00186135" calcext:value-type="float">
            <text:p>0.00186135</text:p>
          </table:table-cell>
          <table:table-cell office:value-type="float" office:value="0.00210631" calcext:value-type="float">
            <text:p>0.002106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18101" calcext:value-type="float">
            <text:p>0.00418101</text:p>
          </table:table-cell>
          <table:table-cell office:value-type="float" office:value="0.00242419" calcext:value-type="float">
            <text:p>0.00242419</text:p>
          </table:table-cell>
          <table:table-cell office:value-type="float" office:value="0.00246568" calcext:value-type="float">
            <text:p>0.00246568</text:p>
          </table:table-cell>
          <table:table-cell office:value-type="float" office:value="0.00188222" calcext:value-type="float">
            <text:p>0.00188222</text:p>
          </table:table-cell>
          <table:table-cell office:value-type="float" office:value="0.0018782" calcext:value-type="float">
            <text:p>0.0018782</text:p>
          </table:table-cell>
          <table:table-cell office:value-type="float" office:value="0.00198346" calcext:value-type="float">
            <text:p>0.001983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52961" calcext:value-type="float">
            <text:p>0.00452961</text:p>
          </table:table-cell>
          <table:table-cell office:value-type="float" office:value="0.00256297" calcext:value-type="float">
            <text:p>0.00256297</text:p>
          </table:table-cell>
          <table:table-cell office:value-type="float" office:value="0.00228971" calcext:value-type="float">
            <text:p>0.00228971</text:p>
          </table:table-cell>
          <table:table-cell office:value-type="float" office:value="0.00183381" calcext:value-type="float">
            <text:p>0.00183381</text:p>
          </table:table-cell>
          <table:table-cell office:value-type="float" office:value="0.00193268" calcext:value-type="float">
            <text:p>0.00193268</text:p>
          </table:table-cell>
          <table:table-cell office:value-type="float" office:value="0.00195864" calcext:value-type="float">
            <text:p>0.001958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39606" calcext:value-type="float">
            <text:p>0.00439606</text:p>
          </table:table-cell>
          <table:table-cell office:value-type="float" office:value="0.00251603" calcext:value-type="float">
            <text:p>0.00251603</text:p>
          </table:table-cell>
          <table:table-cell office:value-type="float" office:value="0.00237907" calcext:value-type="float">
            <text:p>0.00237907</text:p>
          </table:table-cell>
          <table:table-cell office:value-type="float" office:value="0.00181809" calcext:value-type="float">
            <text:p>0.00181809</text:p>
          </table:table-cell>
          <table:table-cell office:value-type="float" office:value="0.00192101" calcext:value-type="float">
            <text:p>0.00192101</text:p>
          </table:table-cell>
          <table:table-cell office:value-type="float" office:value="0.00203261" calcext:value-type="float">
            <text:p>0.002032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11419" calcext:value-type="float">
            <text:p>0.00411419</text:p>
          </table:table-cell>
          <table:table-cell office:value-type="float" office:value="0.00246282" calcext:value-type="float">
            <text:p>0.00246282</text:p>
          </table:table-cell>
          <table:table-cell office:value-type="float" office:value="0.00248101" calcext:value-type="float">
            <text:p>0.00248101</text:p>
          </table:table-cell>
          <table:table-cell office:value-type="float" office:value="0.00185765" calcext:value-type="float">
            <text:p>0.00185765</text:p>
          </table:table-cell>
          <table:table-cell office:value-type="float" office:value="0.00188939" calcext:value-type="float">
            <text:p>0.00188939</text:p>
          </table:table-cell>
          <table:table-cell office:value-type="float" office:value="0.0023074" calcext:value-type="float">
            <text:p>0.00230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43173" calcext:value-type="float">
            <text:p>0.00443173</text:p>
          </table:table-cell>
          <table:table-cell office:value-type="float" office:value="0.00253693" calcext:value-type="float">
            <text:p>0.00253693</text:p>
          </table:table-cell>
          <table:table-cell office:value-type="float" office:value="0.00241708" calcext:value-type="float">
            <text:p>0.00241708</text:p>
          </table:table-cell>
          <table:table-cell office:value-type="float" office:value="0.00208307" calcext:value-type="float">
            <text:p>0.00208307</text:p>
          </table:table-cell>
          <table:table-cell office:value-type="float" office:value="0.00185507" calcext:value-type="float">
            <text:p>0.00185507</text:p>
          </table:table-cell>
          <table:table-cell office:value-type="float" office:value="0.00204057" calcext:value-type="float">
            <text:p>0.002040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419554" calcext:value-type="float">
            <text:p>0.00419554</text:p>
          </table:table-cell>
          <table:table-cell office:value-type="float" office:value="0.00243867" calcext:value-type="float">
            <text:p>0.00243867</text:p>
          </table:table-cell>
          <table:table-cell office:value-type="float" office:value="0.00239269" calcext:value-type="float">
            <text:p>0.00239269</text:p>
          </table:table-cell>
          <table:table-cell office:value-type="float" office:value="0.00206183" calcext:value-type="float">
            <text:p>0.00206183</text:p>
          </table:table-cell>
          <table:table-cell office:value-type="float" office:value="0.00195507" calcext:value-type="float">
            <text:p>0.00195507</text:p>
          </table:table-cell>
          <table:table-cell office:value-type="float" office:value="0.00194931" calcext:value-type="float">
            <text:p>0.00194931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0368905" calcext:value-type="float">
            <text:p>0.00368905</text:p>
          </table:table-cell>
          <table:table-cell office:value-type="float" office:value="0.00233144" calcext:value-type="float">
            <text:p>0.00233144</text:p>
          </table:table-cell>
          <table:table-cell office:value-type="float" office:value="0.00246443" calcext:value-type="float">
            <text:p>0.00246443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187885" calcext:value-type="float">
            <text:p>0.00187885</text:p>
          </table:table-cell>
          <table:table-cell office:value-type="float" office:value="0.00203348" calcext:value-type="float">
            <text:p>0.00203348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368905" calcext:value-type="float">
            <text:p>0.00368905</text:p>
          </table:table-cell>
          <table:table-cell table:style-name="ce3" table:formula="of:=MIN([.C2:.C11])" office:value-type="float" office:value="0.00233144" calcext:value-type="float">
            <text:p>0.00233144</text:p>
          </table:table-cell>
          <table:table-cell table:style-name="ce3" table:formula="of:=MIN([.D2:.D11])" office:value-type="float" office:value="0.00228971" calcext:value-type="float">
            <text:p>0.00228971</text:p>
          </table:table-cell>
          <table:table-cell table:style-name="ce3" table:formula="of:=MIN([.E2:.E11])" office:value-type="float" office:value="0.00181152" calcext:value-type="float">
            <text:p>0.00181152</text:p>
          </table:table-cell>
          <table:table-cell table:style-name="ce3" table:formula="of:=MIN([.F2:.F11])" office:value-type="float" office:value="0.00185507" calcext:value-type="float">
            <text:p>0.00185507</text:p>
          </table:table-cell>
          <table:table-cell table:style-name="ce3" table:formula="of:=MIN([.G2:.G11])" office:value-type="float" office:value="0.00194931" calcext:value-type="float">
            <text:p>0.001949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773973" calcext:value-type="float">
            <text:p>0.0773973</text:p>
          </table:table-cell>
          <table:table-cell table:formula="of:=MAX([.C2:.C11])" office:value-type="float" office:value="0.00268847" calcext:value-type="float">
            <text:p>0.00268847</text:p>
          </table:table-cell>
          <table:table-cell table:formula="of:=MAX([.D2:.D11])" office:value-type="float" office:value="0.00248101" calcext:value-type="float">
            <text:p>0.00248101</text:p>
          </table:table-cell>
          <table:table-cell table:formula="of:=MAX([.E2:.E11])" office:value-type="float" office:value="0.00208307" calcext:value-type="float">
            <text:p>0.00208307</text:p>
          </table:table-cell>
          <table:table-cell table:formula="of:=MAX([.F2:.F11])" office:value-type="float" office:value="0.00195507" calcext:value-type="float">
            <text:p>0.00195507</text:p>
          </table:table-cell>
          <table:table-cell table:formula="of:=MAX([.G2:.G11])" office:value-type="float" office:value="0.0023074" calcext:value-type="float">
            <text:p>0.002307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11666136" calcext:value-type="float">
            <text:p>0.11666136</text:p>
          </table:table-cell>
          <table:table-cell table:formula="of:=SUM([.C2:.C11])" office:value-type="float" office:value="0.02496335" calcext:value-type="float">
            <text:p>0.02496335</text:p>
          </table:table-cell>
          <table:table-cell table:formula="of:=SUM([.D2:.D11])" office:value-type="float" office:value="0.02412346" calcext:value-type="float">
            <text:p>0.02412346</text:p>
          </table:table-cell>
          <table:table-cell table:formula="of:=SUM([.E2:.E11])" office:value-type="float" office:value="0.01884165" calcext:value-type="float">
            <text:p>0.01884165</text:p>
          </table:table-cell>
          <table:table-cell table:formula="of:=SUM([.F2:.F11])" office:value-type="float" office:value="0.0189418" calcext:value-type="float">
            <text:p>0.0189418</text:p>
          </table:table-cell>
          <table:table-cell table:formula="of:=SUM([.G2:.G11])" office:value-type="float" office:value="0.02054492" calcext:value-type="float">
            <text:p>0.020544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444687625" calcext:value-type="float">
            <text:p>0.00444687625</text:p>
          </table:table-cell>
          <table:table-cell table:formula="of:=([.C14]-[.C12]-[.C13])/8" office:value-type="float" office:value="0.00249293" calcext:value-type="float">
            <text:p>0.00249293</text:p>
          </table:table-cell>
          <table:table-cell table:formula="of:=([.D14]-[.D12]-[.D13])/8" office:value-type="float" office:value="0.0024190925" calcext:value-type="float">
            <text:p>0.0024190925</text:p>
          </table:table-cell>
          <table:table-cell table:formula="of:=([.E14]-[.E12]-[.E13])/8" office:value-type="float" office:value="0.0018683825" calcext:value-type="float">
            <text:p>0.0018683825</text:p>
          </table:table-cell>
          <table:table-cell table:formula="of:=([.F14]-[.F12]-[.F13])/8" office:value-type="float" office:value="0.0018914575" calcext:value-type="float">
            <text:p>0.0018914575</text:p>
          </table:table-cell>
          <table:table-cell table:formula="of:=([.G14]-[.G12]-[.G13])/8" office:value-type="float" office:value="0.00203602625" calcext:value-type="float">
            <text:p>0.002036026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*22)/[.B15]" office:value-type="float" office:value="158313.377845853" calcext:value-type="float">
            <text:p>158313.377845853</text:p>
          </table:table-cell>
          <table:table-cell table:formula="of:=(32*22)/[.C15]" office:value-type="float" office:value="282398.623306711" calcext:value-type="float">
            <text:p>282398.623306711</text:p>
          </table:table-cell>
          <table:table-cell table:formula="of:=(32*22)/[.D15]" office:value-type="float" office:value="291018.222742619" calcext:value-type="float">
            <text:p>291018.222742619</text:p>
          </table:table-cell>
          <table:table-cell table:formula="of:=(32*22)/[.E15]" office:value-type="float" office:value="376796.507139197" calcext:value-type="float">
            <text:p>376796.507139197</text:p>
          </table:table-cell>
          <table:table-cell table:formula="of:=(32*22)/[.F15]" office:value-type="float" office:value="372199.745434407" calcext:value-type="float">
            <text:p>372199.745434407</text:p>
          </table:table-cell>
          <table:table-cell table:formula="of:=(32*22)/[.G15]" office:value-type="float" office:value="345771.573426423" calcext:value-type="float">
            <text:p>345771.573426423</text:p>
          </table:table-cell>
          <table:table-cell table:number-columns-repeated="1017"/>
        </table:table-row>
      </table:table>
      <table:table table:name="EGA" table:style-name="ta1">
        <table:shapes>
          <draw:frame draw:z-index="0" draw:style-name="gr1" draw:text-style-name="P1" svg:width="9.0752in" svg:height="5.6559in" svg:x="0.1933in" svg:y="3.0004in">
            <draw:object draw:notify-on-update-of-ranges="EGA.B1:EGA.G1 EGA.A16:EGA.A16 EGA.B16:EGA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52834" calcext:value-type="float">
            <text:p>0.0252834</text:p>
          </table:table-cell>
          <table:table-cell office:value-type="float" office:value="0.0182641" calcext:value-type="float">
            <text:p>0.0182641</text:p>
          </table:table-cell>
          <table:table-cell office:value-type="float" office:value="0.0184184" calcext:value-type="float">
            <text:p>0.0184184</text:p>
          </table:table-cell>
          <table:table-cell office:value-type="float" office:value="0.0187096" calcext:value-type="float">
            <text:p>0.0187096</text:p>
          </table:table-cell>
          <table:table-cell office:value-type="float" office:value="0.0188625" calcext:value-type="float">
            <text:p>0.0188625</text:p>
          </table:table-cell>
          <table:table-cell office:value-type="float" office:value="0.0188485" calcext:value-type="float">
            <text:p>0.01884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9799" calcext:value-type="float">
            <text:p>0.0249799</text:p>
          </table:table-cell>
          <table:table-cell office:value-type="float" office:value="0.0187355" calcext:value-type="float">
            <text:p>0.0187355</text:p>
          </table:table-cell>
          <table:table-cell office:value-type="float" office:value="0.0186177" calcext:value-type="float">
            <text:p>0.0186177</text:p>
          </table:table-cell>
          <table:table-cell office:value-type="float" office:value="0.0191043" calcext:value-type="float">
            <text:p>0.0191043</text:p>
          </table:table-cell>
          <table:table-cell office:value-type="float" office:value="0.0189811" calcext:value-type="float">
            <text:p>0.0189811</text:p>
          </table:table-cell>
          <table:table-cell office:value-type="float" office:value="0.0185475" calcext:value-type="float">
            <text:p>0.01854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9789" calcext:value-type="float">
            <text:p>0.0249789</text:p>
          </table:table-cell>
          <table:table-cell office:value-type="float" office:value="0.0193437" calcext:value-type="float">
            <text:p>0.0193437</text:p>
          </table:table-cell>
          <table:table-cell office:value-type="float" office:value="0.0184277" calcext:value-type="float">
            <text:p>0.0184277</text:p>
          </table:table-cell>
          <table:table-cell office:value-type="float" office:value="0.0183635" calcext:value-type="float">
            <text:p>0.0183635</text:p>
          </table:table-cell>
          <table:table-cell office:value-type="float" office:value="0.0188459" calcext:value-type="float">
            <text:p>0.0188459</text:p>
          </table:table-cell>
          <table:table-cell office:value-type="float" office:value="0.0186188" calcext:value-type="float">
            <text:p>0.01861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779" calcext:value-type="float">
            <text:p>0.024779</text:p>
          </table:table-cell>
          <table:table-cell office:value-type="float" office:value="0.018787" calcext:value-type="float">
            <text:p>0.018787</text:p>
          </table:table-cell>
          <table:table-cell office:value-type="float" office:value="0.0183854" calcext:value-type="float">
            <text:p>0.0183854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91631" calcext:value-type="float">
            <text:p>0.0191631</text:p>
          </table:table-cell>
          <table:table-cell office:value-type="float" office:value="0.0184981" calcext:value-type="float">
            <text:p>0.01849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50238" calcext:value-type="float">
            <text:p>0.0250238</text:p>
          </table:table-cell>
          <table:table-cell office:value-type="float" office:value="0.018425" calcext:value-type="float">
            <text:p>0.018425</text:p>
          </table:table-cell>
          <table:table-cell office:value-type="float" office:value="0.0181704" calcext:value-type="float">
            <text:p>0.0181704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018947" calcext:value-type="float">
            <text:p>0.018947</text:p>
          </table:table-cell>
          <table:table-cell office:value-type="float" office:value="0.0186905" calcext:value-type="float">
            <text:p>0.01869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9495" calcext:value-type="float">
            <text:p>0.0249495</text:p>
          </table:table-cell>
          <table:table-cell office:value-type="float" office:value="0.0186417" calcext:value-type="float">
            <text:p>0.0186417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0186775" calcext:value-type="float">
            <text:p>0.0186775</text:p>
          </table:table-cell>
          <table:table-cell office:value-type="float" office:value="0.0182783" calcext:value-type="float">
            <text:p>0.0182783</text:p>
          </table:table-cell>
          <table:table-cell office:value-type="float" office:value="0.0185141" calcext:value-type="float">
            <text:p>0.01851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6875" calcext:value-type="float">
            <text:p>0.0246875</text:p>
          </table:table-cell>
          <table:table-cell office:value-type="float" office:value="0.0188602" calcext:value-type="float">
            <text:p>0.0188602</text:p>
          </table:table-cell>
          <table:table-cell office:value-type="float" office:value="0.0182896" calcext:value-type="float">
            <text:p>0.0182896</text:p>
          </table:table-cell>
          <table:table-cell office:value-type="float" office:value="0.0191355" calcext:value-type="float">
            <text:p>0.0191355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0187599" calcext:value-type="float">
            <text:p>0.01875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8452" calcext:value-type="float">
            <text:p>0.0248452</text:p>
          </table:table-cell>
          <table:table-cell office:value-type="float" office:value="0.0184967" calcext:value-type="float">
            <text:p>0.0184967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83446" calcext:value-type="float">
            <text:p>0.0183446</text:p>
          </table:table-cell>
          <table:table-cell office:value-type="float" office:value="0.0183664" calcext:value-type="float">
            <text:p>0.0183664</text:p>
          </table:table-cell>
          <table:table-cell office:value-type="float" office:value="0.0191115" calcext:value-type="float">
            <text:p>0.01911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49452" calcext:value-type="float">
            <text:p>0.0249452</text:p>
          </table:table-cell>
          <table:table-cell office:value-type="float" office:value="0.0190042" calcext:value-type="float">
            <text:p>0.0190042</text:p>
          </table:table-cell>
          <table:table-cell office:value-type="float" office:value="0.0189095" calcext:value-type="float">
            <text:p>0.0189095</text:p>
          </table:table-cell>
          <table:table-cell office:value-type="float" office:value="0.0190755" calcext:value-type="float">
            <text:p>0.0190755</text:p>
          </table:table-cell>
          <table:table-cell office:value-type="float" office:value="0.0182965" calcext:value-type="float">
            <text:p>0.0182965</text:p>
          </table:table-cell>
          <table:table-cell office:value-type="float" office:value="0.0183982" calcext:value-type="float">
            <text:p>0.018398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0.0248184" calcext:value-type="float">
            <text:p>0.0248184</text:p>
          </table:table-cell>
          <table:table-cell office:value-type="float" office:value="0.0182351" calcext:value-type="float">
            <text:p>0.0182351</text:p>
          </table:table-cell>
          <table:table-cell office:value-type="float" office:value="0.0185739" calcext:value-type="float">
            <text:p>0.0185739</text:p>
          </table:table-cell>
          <table:table-cell office:value-type="float" office:value="0.0183672" calcext:value-type="float">
            <text:p>0.0183672</text:p>
          </table:table-cell>
          <table:table-cell office:value-type="float" office:value="0.0188508" calcext:value-type="float">
            <text:p>0.0188508</text:p>
          </table:table-cell>
          <table:table-cell office:value-type="float" office:value="0.0189349" calcext:value-type="float">
            <text:p>0.0189349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246875" calcext:value-type="float">
            <text:p>0.0246875</text:p>
          </table:table-cell>
          <table:table-cell table:style-name="ce3" table:formula="of:=MIN([.C2:.C11])" office:value-type="float" office:value="0.0182351" calcext:value-type="float">
            <text:p>0.0182351</text:p>
          </table:table-cell>
          <table:table-cell table:style-name="ce3" table:formula="of:=MIN([.D2:.D11])" office:value-type="float" office:value="0.0181704" calcext:value-type="float">
            <text:p>0.0181704</text:p>
          </table:table-cell>
          <table:table-cell table:style-name="ce3" table:formula="of:=MIN([.E2:.E11])" office:value-type="float" office:value="0.0183446" calcext:value-type="float">
            <text:p>0.0183446</text:p>
          </table:table-cell>
          <table:table-cell table:style-name="ce3" table:formula="of:=MIN([.F2:.F11])" office:value-type="float" office:value="0.0182783" calcext:value-type="float">
            <text:p>0.0182783</text:p>
          </table:table-cell>
          <table:table-cell table:style-name="ce3" table:formula="of:=MIN([.G2:.G11])" office:value-type="float" office:value="0.0183982" calcext:value-type="float">
            <text:p>0.018398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252834" calcext:value-type="float">
            <text:p>0.0252834</text:p>
          </table:table-cell>
          <table:table-cell table:formula="of:=MAX([.C2:.C11])" office:value-type="float" office:value="0.0193437" calcext:value-type="float">
            <text:p>0.0193437</text:p>
          </table:table-cell>
          <table:table-cell table:formula="of:=MAX([.D2:.D11])" office:value-type="float" office:value="0.0189095" calcext:value-type="float">
            <text:p>0.0189095</text:p>
          </table:table-cell>
          <table:table-cell table:formula="of:=MAX([.E2:.E11])" office:value-type="float" office:value="0.0191355" calcext:value-type="float">
            <text:p>0.0191355</text:p>
          </table:table-cell>
          <table:table-cell table:formula="of:=MAX([.F2:.F11])" office:value-type="float" office:value="0.0191631" calcext:value-type="float">
            <text:p>0.0191631</text:p>
          </table:table-cell>
          <table:table-cell table:formula="of:=MAX([.G2:.G11])" office:value-type="float" office:value="0.0191115" calcext:value-type="float">
            <text:p>0.01911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2492908" calcext:value-type="float">
            <text:p>0.2492908</text:p>
          </table:table-cell>
          <table:table-cell table:formula="of:=SUM([.C2:.C11])" office:value-type="float" office:value="0.1867932" calcext:value-type="float">
            <text:p>0.1867932</text:p>
          </table:table-cell>
          <table:table-cell table:formula="of:=SUM([.D2:.D11])" office:value-type="float" office:value="0.1842258" calcext:value-type="float">
            <text:p>0.1842258</text:p>
          </table:table-cell>
          <table:table-cell table:formula="of:=SUM([.E2:.E11])" office:value-type="float" office:value="0.1877447" calcext:value-type="float">
            <text:p>0.1877447</text:p>
          </table:table-cell>
          <table:table-cell table:formula="of:=SUM([.F2:.F11])" office:value-type="float" office:value="0.1871756" calcext:value-type="float">
            <text:p>0.1871756</text:p>
          </table:table-cell>
          <table:table-cell table:formula="of:=SUM([.G2:.G11])" office:value-type="float" office:value="0.186922" calcext:value-type="float">
            <text:p>0.1869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249149875" calcext:value-type="float">
            <text:p>0.0249149875</text:p>
          </table:table-cell>
          <table:table-cell table:formula="of:=([.C14]-[.C12]-[.C13])/8" office:value-type="float" office:value="0.0186518" calcext:value-type="float">
            <text:p>0.0186518</text:p>
          </table:table-cell>
          <table:table-cell table:formula="of:=([.D14]-[.D12]-[.D13])/8" office:value-type="float" office:value="0.0183932375" calcext:value-type="float">
            <text:p>0.0183932375</text:p>
          </table:table-cell>
          <table:table-cell table:formula="of:=([.E14]-[.E12]-[.E13])/8" office:value-type="float" office:value="0.018783075" calcext:value-type="float">
            <text:p>0.018783075</text:p>
          </table:table-cell>
          <table:table-cell table:formula="of:=([.F14]-[.F12]-[.F13])/8" office:value-type="float" office:value="0.018716775" calcext:value-type="float">
            <text:p>0.018716775</text:p>
          </table:table-cell>
          <table:table-cell table:formula="of:=([.G14]-[.G12]-[.G13])/8" office:value-type="float" office:value="0.0186765375" calcext:value-type="float">
            <text:p>0.0186765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0*200)/[.B15]" office:value-type="float" office:value="2568734.98331075" calcext:value-type="float">
            <text:p>2568734.98331075</text:p>
          </table:table-cell>
          <table:table-cell table:formula="of:=(320*200)/[.C15]" office:value-type="float" office:value="3431304.21728734" calcext:value-type="float">
            <text:p>3431304.21728734</text:p>
          </table:table-cell>
          <table:table-cell table:formula="of:=(320*200)/[.D15]" office:value-type="float" office:value="3479539.69495582" calcext:value-type="float">
            <text:p>3479539.69495582</text:p>
          </table:table-cell>
          <table:table-cell table:formula="of:=(320*200)/[.E15]" office:value-type="float" office:value="3407322.81588611" calcext:value-type="float">
            <text:p>3407322.81588611</text:p>
          </table:table-cell>
          <table:table-cell table:formula="of:=(320*200)/[.F15]" office:value-type="float" office:value="3419392.49683773" calcext:value-type="float">
            <text:p>3419392.49683773</text:p>
          </table:table-cell>
          <table:table-cell table:formula="of:=(320*200)/[.G15]" office:value-type="float" office:value="3426759.37657074" calcext:value-type="float">
            <text:p>3426759.37657074</text:p>
          </table:table-cell>
          <table:table-cell table:number-columns-repeated="1017"/>
        </table:table-row>
      </table:table>
      <table:table table:name="4K" table:style-name="ta1">
        <table:shapes>
          <draw:frame draw:z-index="0" draw:style-name="gr1" draw:text-style-name="P1" svg:width="50.4122in" svg:height="5.9669in" svg:x="0.0339in" svg:y="2.889in">
            <draw:object draw:notify-on-update-of-ranges="4K.B1:4K.N1 4K.A16:4K.A16 4K.B16:4K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4708" calcext:value-type="float">
            <text:p>25.4708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7.0661" calcext:value-type="float">
            <text:p>7.0661</text:p>
          </table:table-cell>
          <table:table-cell office:value-type="float" office:value="7.12964" calcext:value-type="float">
            <text:p>7.12964</text:p>
          </table:table-cell>
          <table:table-cell office:value-type="float" office:value="7.07816" calcext:value-type="float">
            <text:p>7.07816</text:p>
          </table:table-cell>
          <table:table-cell office:value-type="float" office:value="7.04793" calcext:value-type="float">
            <text:p>7.04793</text:p>
          </table:table-cell>
          <table:table-cell office:value-type="float" office:value="7.04341" calcext:value-type="float">
            <text:p>7.04341</text:p>
          </table:table-cell>
          <table:table-cell office:value-type="float" office:value="7.04078" calcext:value-type="float">
            <text:p>7.04078</text:p>
          </table:table-cell>
          <table:table-cell office:value-type="float" office:value="7.04073" calcext:value-type="float">
            <text:p>7.04073</text:p>
          </table:table-cell>
          <table:table-cell office:value-type="float" office:value="7.04182" calcext:value-type="float">
            <text:p>7.04182</text:p>
          </table:table-cell>
          <table:table-cell office:value-type="float" office:value="7.04576" calcext:value-type="float">
            <text:p>7.04576</text:p>
          </table:table-cell>
          <table:table-cell office:value-type="float" office:value="7.05282" calcext:value-type="float">
            <text:p>7.05282</text:p>
          </table:table-cell>
          <table:table-cell office:value-type="float" office:value="7.05164" calcext:value-type="float">
            <text:p>7.0516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2997" calcext:value-type="float">
            <text:p>25.2997</text:p>
          </table:table-cell>
          <table:table-cell office:value-type="float" office:value="13.024" calcext:value-type="float">
            <text:p>13.024</text:p>
          </table:table-cell>
          <table:table-cell office:value-type="float" office:value="7.06173" calcext:value-type="float">
            <text:p>7.06173</text:p>
          </table:table-cell>
          <table:table-cell office:value-type="float" office:value="7.14176" calcext:value-type="float">
            <text:p>7.14176</text:p>
          </table:table-cell>
          <table:table-cell office:value-type="float" office:value="7.07763" calcext:value-type="float">
            <text:p>7.07763</text:p>
          </table:table-cell>
          <table:table-cell office:value-type="float" office:value="7.05066" calcext:value-type="float">
            <text:p>7.05066</text:p>
          </table:table-cell>
          <table:table-cell office:value-type="float" office:value="7.04701" calcext:value-type="float">
            <text:p>7.04701</text:p>
          </table:table-cell>
          <table:table-cell office:value-type="float" office:value="7.04198" calcext:value-type="float">
            <text:p>7.04198</text:p>
          </table:table-cell>
          <table:table-cell office:value-type="float" office:value="7.04145" calcext:value-type="float">
            <text:p>7.04145</text:p>
          </table:table-cell>
          <table:table-cell office:value-type="float" office:value="7.04261" calcext:value-type="float">
            <text:p>7.04261</text:p>
          </table:table-cell>
          <table:table-cell office:value-type="float" office:value="7.04803" calcext:value-type="float">
            <text:p>7.04803</text:p>
          </table:table-cell>
          <table:table-cell office:value-type="float" office:value="7.0496" calcext:value-type="float">
            <text:p>7.0496</text:p>
          </table:table-cell>
          <table:table-cell office:value-type="float" office:value="7.05288" calcext:value-type="float">
            <text:p>7.0528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2085" calcext:value-type="float">
            <text:p>25.2085</text:p>
          </table:table-cell>
          <table:table-cell office:value-type="float" office:value="13.0223" calcext:value-type="float">
            <text:p>13.0223</text:p>
          </table:table-cell>
          <table:table-cell office:value-type="float" office:value="7.07678" calcext:value-type="float">
            <text:p>7.07678</text:p>
          </table:table-cell>
          <table:table-cell office:value-type="float" office:value="7.13344" calcext:value-type="float">
            <text:p>7.13344</text:p>
          </table:table-cell>
          <table:table-cell office:value-type="float" office:value="7.08182" calcext:value-type="float">
            <text:p>7.08182</text:p>
          </table:table-cell>
          <table:table-cell office:value-type="float" office:value="7.05053" calcext:value-type="float">
            <text:p>7.05053</text:p>
          </table:table-cell>
          <table:table-cell office:value-type="float" office:value="7.04346" calcext:value-type="float">
            <text:p>7.04346</text:p>
          </table:table-cell>
          <table:table-cell office:value-type="float" office:value="7.04237" calcext:value-type="float">
            <text:p>7.04237</text:p>
          </table:table-cell>
          <table:table-cell office:value-type="float" office:value="7.0448" calcext:value-type="float">
            <text:p>7.0448</text:p>
          </table:table-cell>
          <table:table-cell office:value-type="float" office:value="7.04507" calcext:value-type="float">
            <text:p>7.04507</text:p>
          </table:table-cell>
          <table:table-cell office:value-type="float" office:value="7.04725" calcext:value-type="float">
            <text:p>7.04725</text:p>
          </table:table-cell>
          <table:table-cell office:value-type="float" office:value="7.0486" calcext:value-type="float">
            <text:p>7.0486</text:p>
          </table:table-cell>
          <table:table-cell office:value-type="float" office:value="7.04977" calcext:value-type="float">
            <text:p>7.0497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3561" calcext:value-type="float">
            <text:p>25.3561</text:p>
          </table:table-cell>
          <table:table-cell office:value-type="float" office:value="13.0214" calcext:value-type="float">
            <text:p>13.0214</text:p>
          </table:table-cell>
          <table:table-cell office:value-type="float" office:value="7.07473" calcext:value-type="float">
            <text:p>7.07473</text:p>
          </table:table-cell>
          <table:table-cell office:value-type="float" office:value="7.128" calcext:value-type="float">
            <text:p>7.128</text:p>
          </table:table-cell>
          <table:table-cell office:value-type="float" office:value="7.0895" calcext:value-type="float">
            <text:p>7.0895</text:p>
          </table:table-cell>
          <table:table-cell office:value-type="float" office:value="7.05001" calcext:value-type="float">
            <text:p>7.05001</text:p>
          </table:table-cell>
          <table:table-cell office:value-type="float" office:value="7.04445" calcext:value-type="float">
            <text:p>7.04445</text:p>
          </table:table-cell>
          <table:table-cell office:value-type="float" office:value="7.04147" calcext:value-type="float">
            <text:p>7.04147</text:p>
          </table:table-cell>
          <table:table-cell office:value-type="float" office:value="7.04302" calcext:value-type="float">
            <text:p>7.04302</text:p>
          </table:table-cell>
          <table:table-cell office:value-type="float" office:value="7.04569" calcext:value-type="float">
            <text:p>7.04569</text:p>
          </table:table-cell>
          <table:table-cell office:value-type="float" office:value="7.04864" calcext:value-type="float">
            <text:p>7.04864</text:p>
          </table:table-cell>
          <table:table-cell office:value-type="float" office:value="7.0465" calcext:value-type="float">
            <text:p>7.0465</text:p>
          </table:table-cell>
          <table:table-cell office:value-type="float" office:value="7.05235" calcext:value-type="float">
            <text:p>7.0523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7834" calcext:value-type="float">
            <text:p>25.7834</text:p>
          </table:table-cell>
          <table:table-cell office:value-type="float" office:value="13.0223" calcext:value-type="float">
            <text:p>13.0223</text:p>
          </table:table-cell>
          <table:table-cell office:value-type="float" office:value="7.05726" calcext:value-type="float">
            <text:p>7.05726</text:p>
          </table:table-cell>
          <table:table-cell office:value-type="float" office:value="7.13384" calcext:value-type="float">
            <text:p>7.13384</text:p>
          </table:table-cell>
          <table:table-cell office:value-type="float" office:value="7.08086" calcext:value-type="float">
            <text:p>7.08086</text:p>
          </table:table-cell>
          <table:table-cell office:value-type="float" office:value="7.06023" calcext:value-type="float">
            <text:p>7.06023</text:p>
          </table:table-cell>
          <table:table-cell office:value-type="float" office:value="7.043" calcext:value-type="float">
            <text:p>7.043</text:p>
          </table:table-cell>
          <table:table-cell office:value-type="float" office:value="7.04261" calcext:value-type="float">
            <text:p>7.04261</text:p>
          </table:table-cell>
          <table:table-cell office:value-type="float" office:value="7.04229" calcext:value-type="float">
            <text:p>7.04229</text:p>
          </table:table-cell>
          <table:table-cell office:value-type="float" office:value="7.04535" calcext:value-type="float">
            <text:p>7.04535</text:p>
          </table:table-cell>
          <table:table-cell office:value-type="float" office:value="7.05034" calcext:value-type="float">
            <text:p>7.05034</text:p>
          </table:table-cell>
          <table:table-cell office:value-type="float" office:value="7.04932" calcext:value-type="float">
            <text:p>7.04932</text:p>
          </table:table-cell>
          <table:table-cell office:value-type="float" office:value="7.05774" calcext:value-type="float">
            <text:p>7.0577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3562" calcext:value-type="float">
            <text:p>25.3562</text:p>
          </table:table-cell>
          <table:table-cell office:value-type="float" office:value="13.0209" calcext:value-type="float">
            <text:p>13.0209</text:p>
          </table:table-cell>
          <table:table-cell office:value-type="float" office:value="7.08119" calcext:value-type="float">
            <text:p>7.08119</text:p>
          </table:table-cell>
          <table:table-cell office:value-type="float" office:value="7.12445" calcext:value-type="float">
            <text:p>7.12445</text:p>
          </table:table-cell>
          <table:table-cell office:value-type="float" office:value="7.09549" calcext:value-type="float">
            <text:p>7.09549</text:p>
          </table:table-cell>
          <table:table-cell office:value-type="float" office:value="7.04411" calcext:value-type="float">
            <text:p>7.04411</text:p>
          </table:table-cell>
          <table:table-cell office:value-type="float" office:value="7.04106" calcext:value-type="float">
            <text:p>7.04106</text:p>
          </table:table-cell>
          <table:table-cell office:value-type="float" office:value="7.04031" calcext:value-type="float">
            <text:p>7.04031</text:p>
          </table:table-cell>
          <table:table-cell office:value-type="float" office:value="7.04244" calcext:value-type="float">
            <text:p>7.04244</text:p>
          </table:table-cell>
          <table:table-cell office:value-type="float" office:value="7.04405" calcext:value-type="float">
            <text:p>7.04405</text:p>
          </table:table-cell>
          <table:table-cell office:value-type="float" office:value="7.05056" calcext:value-type="float">
            <text:p>7.05056</text:p>
          </table:table-cell>
          <table:table-cell office:value-type="float" office:value="7.04993" calcext:value-type="float">
            <text:p>7.04993</text:p>
          </table:table-cell>
          <table:table-cell office:value-type="float" office:value="7.04725" calcext:value-type="float">
            <text:p>7.0472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5537" calcext:value-type="float">
            <text:p>25.5537</text:p>
          </table:table-cell>
          <table:table-cell office:value-type="float" office:value="13.0253" calcext:value-type="float">
            <text:p>13.0253</text:p>
          </table:table-cell>
          <table:table-cell office:value-type="float" office:value="7.08154" calcext:value-type="float">
            <text:p>7.08154</text:p>
          </table:table-cell>
          <table:table-cell office:value-type="float" office:value="7.1494" calcext:value-type="float">
            <text:p>7.1494</text:p>
          </table:table-cell>
          <table:table-cell office:value-type="float" office:value="7.08738" calcext:value-type="float">
            <text:p>7.08738</text:p>
          </table:table-cell>
          <table:table-cell office:value-type="float" office:value="7.04613" calcext:value-type="float">
            <text:p>7.04613</text:p>
          </table:table-cell>
          <table:table-cell office:value-type="float" office:value="7.04592" calcext:value-type="float">
            <text:p>7.04592</text:p>
          </table:table-cell>
          <table:table-cell office:value-type="float" office:value="7.03846" calcext:value-type="float">
            <text:p>7.03846</text:p>
          </table:table-cell>
          <table:table-cell office:value-type="float" office:value="7.04863" calcext:value-type="float">
            <text:p>7.04863</text:p>
          </table:table-cell>
          <table:table-cell office:value-type="float" office:value="7.04803" calcext:value-type="float">
            <text:p>7.04803</text:p>
          </table:table-cell>
          <table:table-cell office:value-type="float" office:value="7.0455" calcext:value-type="float">
            <text:p>7.0455</text:p>
          </table:table-cell>
          <table:table-cell office:value-type="float" office:value="7.049" calcext:value-type="float">
            <text:p>7.049</text:p>
          </table:table-cell>
          <table:table-cell office:value-type="float" office:value="7.05016" calcext:value-type="float">
            <text:p>7.0501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3501" calcext:value-type="float">
            <text:p>25.3501</text:p>
          </table:table-cell>
          <table:table-cell office:value-type="float" office:value="13.0194" calcext:value-type="float">
            <text:p>13.0194</text:p>
          </table:table-cell>
          <table:table-cell office:value-type="float" office:value="7.07049" calcext:value-type="float">
            <text:p>7.07049</text:p>
          </table:table-cell>
          <table:table-cell office:value-type="float" office:value="7.15761" calcext:value-type="float">
            <text:p>7.15761</text:p>
          </table:table-cell>
          <table:table-cell office:value-type="float" office:value="7.08537" calcext:value-type="float">
            <text:p>7.08537</text:p>
          </table:table-cell>
          <table:table-cell office:value-type="float" office:value="7.057" calcext:value-type="float">
            <text:p>7.057</text:p>
          </table:table-cell>
          <table:table-cell office:value-type="float" office:value="7.03908" calcext:value-type="float">
            <text:p>7.03908</text:p>
          </table:table-cell>
          <table:table-cell office:value-type="float" office:value="7.04102" calcext:value-type="float">
            <text:p>7.04102</text:p>
          </table:table-cell>
          <table:table-cell office:value-type="float" office:value="7.04645" calcext:value-type="float">
            <text:p>7.04645</text:p>
          </table:table-cell>
          <table:table-cell office:value-type="float" office:value="7.04158" calcext:value-type="float">
            <text:p>7.04158</text:p>
          </table:table-cell>
          <table:table-cell office:value-type="float" office:value="7.04388" calcext:value-type="float">
            <text:p>7.04388</text:p>
          </table:table-cell>
          <table:table-cell office:value-type="float" office:value="7.05144" calcext:value-type="float">
            <text:p>7.05144</text:p>
          </table:table-cell>
          <table:table-cell office:value-type="float" office:value="7.0499" calcext:value-type="float">
            <text:p>7.04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.5014" calcext:value-type="float">
            <text:p>25.5014</text:p>
          </table:table-cell>
          <table:table-cell office:value-type="float" office:value="13.0198" calcext:value-type="float">
            <text:p>13.0198</text:p>
          </table:table-cell>
          <table:table-cell office:value-type="float" office:value="7.55999" calcext:value-type="float">
            <text:p>7.55999</text:p>
          </table:table-cell>
          <table:table-cell office:value-type="float" office:value="7.16694" calcext:value-type="float">
            <text:p>7.16694</text:p>
          </table:table-cell>
          <table:table-cell office:value-type="float" office:value="7.08359" calcext:value-type="float">
            <text:p>7.08359</text:p>
          </table:table-cell>
          <table:table-cell office:value-type="float" office:value="7.05679" calcext:value-type="float">
            <text:p>7.05679</text:p>
          </table:table-cell>
          <table:table-cell office:value-type="float" office:value="7.04356" calcext:value-type="float">
            <text:p>7.04356</text:p>
          </table:table-cell>
          <table:table-cell office:value-type="float" office:value="7.04383" calcext:value-type="float">
            <text:p>7.04383</text:p>
          </table:table-cell>
          <table:table-cell office:value-type="float" office:value="7.04174" calcext:value-type="float">
            <text:p>7.04174</text:p>
          </table:table-cell>
          <table:table-cell office:value-type="float" office:value="7.04624" calcext:value-type="float">
            <text:p>7.04624</text:p>
          </table:table-cell>
          <table:table-cell office:value-type="float" office:value="7.0465" calcext:value-type="float">
            <text:p>7.0465</text:p>
          </table:table-cell>
          <table:table-cell office:value-type="float" office:value="7.04832" calcext:value-type="float">
            <text:p>7.04832</text:p>
          </table:table-cell>
          <table:table-cell office:value-type="float" office:value="7.05705" calcext:value-type="float">
            <text:p>7.05705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25.2681" calcext:value-type="float">
            <text:p>25.2681</text:p>
          </table:table-cell>
          <table:table-cell office:value-type="float" office:value="13.0233" calcext:value-type="float">
            <text:p>13.0233</text:p>
          </table:table-cell>
          <table:table-cell office:value-type="float" office:value="7.07332" calcext:value-type="float">
            <text:p>7.07332</text:p>
          </table:table-cell>
          <table:table-cell office:value-type="float" office:value="7.14254" calcext:value-type="float">
            <text:p>7.14254</text:p>
          </table:table-cell>
          <table:table-cell office:value-type="float" office:value="7.08296" calcext:value-type="float">
            <text:p>7.08296</text:p>
          </table:table-cell>
          <table:table-cell office:value-type="float" office:value="7.04778" calcext:value-type="float">
            <text:p>7.04778</text:p>
          </table:table-cell>
          <table:table-cell office:value-type="float" office:value="7.04852" calcext:value-type="float">
            <text:p>7.04852</text:p>
          </table:table-cell>
          <table:table-cell office:value-type="float" office:value="7.03867" calcext:value-type="float">
            <text:p>7.03867</text:p>
          </table:table-cell>
          <table:table-cell office:value-type="float" office:value="7.04569" calcext:value-type="float">
            <text:p>7.04569</text:p>
          </table:table-cell>
          <table:table-cell office:value-type="float" office:value="7.04265" calcext:value-type="float">
            <text:p>7.04265</text:p>
          </table:table-cell>
          <table:table-cell office:value-type="float" office:value="7.05009" calcext:value-type="float">
            <text:p>7.05009</text:p>
          </table:table-cell>
          <table:table-cell office:value-type="float" office:value="7.04808" calcext:value-type="float">
            <text:p>7.04808</text:p>
          </table:table-cell>
          <table:table-cell office:value-type="float" office:value="7.05203" calcext:value-type="float">
            <text:p>7.05203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25.2085" calcext:value-type="float">
            <text:p>25.2085</text:p>
          </table:table-cell>
          <table:table-cell table:style-name="ce3" table:formula="of:=MIN([.C2:.C11])" office:value-type="float" office:value="13.0194" calcext:value-type="float">
            <text:p>13.0194</text:p>
          </table:table-cell>
          <table:table-cell table:style-name="ce3" table:formula="of:=MIN([.D2:.D11])" office:value-type="float" office:value="7.05726" calcext:value-type="float">
            <text:p>7.05726</text:p>
          </table:table-cell>
          <table:table-cell table:style-name="ce3" table:formula="of:=MIN([.E2:.E11])" office:value-type="float" office:value="7.12445" calcext:value-type="float">
            <text:p>7.12445</text:p>
          </table:table-cell>
          <table:table-cell table:style-name="ce3" table:formula="of:=MIN([.F2:.F11])" office:value-type="float" office:value="7.07763" calcext:value-type="float">
            <text:p>7.07763</text:p>
          </table:table-cell>
          <table:table-cell table:style-name="ce3" table:formula="of:=MIN([.G2:.G11])" office:value-type="float" office:value="7.04411" calcext:value-type="float">
            <text:p>7.04411</text:p>
          </table:table-cell>
          <table:table-cell table:style-name="ce3" table:formula="of:=MIN([.H2:.H11])" office:value-type="float" office:value="7.03908" calcext:value-type="float">
            <text:p>7.03908</text:p>
          </table:table-cell>
          <table:table-cell table:style-name="ce3" table:formula="of:=MIN([.I2:.I11])" office:value-type="float" office:value="7.03846" calcext:value-type="float">
            <text:p>7.03846</text:p>
          </table:table-cell>
          <table:table-cell table:style-name="ce3" table:formula="of:=MIN([.J2:.J11])" office:value-type="float" office:value="7.04073" calcext:value-type="float">
            <text:p>7.04073</text:p>
          </table:table-cell>
          <table:table-cell table:style-name="ce3" table:formula="of:=MIN([.K2:.K11])" office:value-type="float" office:value="7.04158" calcext:value-type="float">
            <text:p>7.04158</text:p>
          </table:table-cell>
          <table:table-cell table:style-name="ce3" table:formula="of:=MIN([.L2:.L11])" office:value-type="float" office:value="7.04388" calcext:value-type="float">
            <text:p>7.04388</text:p>
          </table:table-cell>
          <table:table-cell table:style-name="ce3" table:formula="of:=MIN([.M2:.M11])" office:value-type="float" office:value="7.0465" calcext:value-type="float">
            <text:p>7.0465</text:p>
          </table:table-cell>
          <table:table-cell table:style-name="ce3" table:formula="of:=MIN([.N2:.N11])" office:value-type="float" office:value="7.04725" calcext:value-type="float">
            <text:p>7.047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25.7834" calcext:value-type="float">
            <text:p>25.7834</text:p>
          </table:table-cell>
          <table:table-cell table:formula="of:=MAX([.C2:.C11])" office:value-type="float" office:value="13.0293" calcext:value-type="float">
            <text:p>13.0293</text:p>
          </table:table-cell>
          <table:table-cell table:formula="of:=MAX([.D2:.D11])" office:value-type="float" office:value="7.55999" calcext:value-type="float">
            <text:p>7.55999</text:p>
          </table:table-cell>
          <table:table-cell table:formula="of:=MAX([.E2:.E11])" office:value-type="float" office:value="7.16694" calcext:value-type="float">
            <text:p>7.16694</text:p>
          </table:table-cell>
          <table:table-cell table:formula="of:=MAX([.F2:.F11])" office:value-type="float" office:value="7.09549" calcext:value-type="float">
            <text:p>7.09549</text:p>
          </table:table-cell>
          <table:table-cell table:formula="of:=MAX([.G2:.G11])" office:value-type="float" office:value="7.06023" calcext:value-type="float">
            <text:p>7.06023</text:p>
          </table:table-cell>
          <table:table-cell table:formula="of:=MAX([.H2:.H11])" office:value-type="float" office:value="7.04852" calcext:value-type="float">
            <text:p>7.04852</text:p>
          </table:table-cell>
          <table:table-cell table:formula="of:=MAX([.I2:.I11])" office:value-type="float" office:value="7.04383" calcext:value-type="float">
            <text:p>7.04383</text:p>
          </table:table-cell>
          <table:table-cell table:formula="of:=MAX([.J2:.J11])" office:value-type="float" office:value="7.04863" calcext:value-type="float">
            <text:p>7.04863</text:p>
          </table:table-cell>
          <table:table-cell table:formula="of:=MAX([.K2:.K11])" office:value-type="float" office:value="7.04803" calcext:value-type="float">
            <text:p>7.04803</text:p>
          </table:table-cell>
          <table:table-cell table:formula="of:=MAX([.L2:.L11])" office:value-type="float" office:value="7.05056" calcext:value-type="float">
            <text:p>7.05056</text:p>
          </table:table-cell>
          <table:table-cell table:formula="of:=MAX([.M2:.M11])" office:value-type="float" office:value="7.05282" calcext:value-type="float">
            <text:p>7.05282</text:p>
          </table:table-cell>
          <table:table-cell table:formula="of:=MAX([.N2:.N11])" office:value-type="float" office:value="7.05774" calcext:value-type="float">
            <text:p>7.0577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254.148" calcext:value-type="float">
            <text:p>254.148</text:p>
          </table:table-cell>
          <table:table-cell table:formula="of:=SUM([.C2:.C11])" office:value-type="float" office:value="130.228" calcext:value-type="float">
            <text:p>130.228</text:p>
          </table:table-cell>
          <table:table-cell table:formula="of:=SUM([.D2:.D11])" office:value-type="float" office:value="71.20313" calcext:value-type="float">
            <text:p>71.20313</text:p>
          </table:table-cell>
          <table:table-cell table:formula="of:=SUM([.E2:.E11])" office:value-type="float" office:value="71.40762" calcext:value-type="float">
            <text:p>71.40762</text:p>
          </table:table-cell>
          <table:table-cell table:formula="of:=SUM([.F2:.F11])" office:value-type="float" office:value="70.84276" calcext:value-type="float">
            <text:p>70.84276</text:p>
          </table:table-cell>
          <table:table-cell table:formula="of:=SUM([.G2:.G11])" office:value-type="float" office:value="70.51117" calcext:value-type="float">
            <text:p>70.51117</text:p>
          </table:table-cell>
          <table:table-cell table:formula="of:=SUM([.H2:.H11])" office:value-type="float" office:value="70.43947" calcext:value-type="float">
            <text:p>70.43947</text:p>
          </table:table-cell>
          <table:table-cell table:formula="of:=SUM([.I2:.I11])" office:value-type="float" office:value="70.4115" calcext:value-type="float">
            <text:p>70.4115</text:p>
          </table:table-cell>
          <table:table-cell table:formula="of:=SUM([.J2:.J11])" office:value-type="float" office:value="70.43724" calcext:value-type="float">
            <text:p>70.43724</text:p>
          </table:table-cell>
          <table:table-cell table:formula="of:=SUM([.K2:.K11])" office:value-type="float" office:value="70.44309" calcext:value-type="float">
            <text:p>70.44309</text:p>
          </table:table-cell>
          <table:table-cell table:formula="of:=SUM([.L2:.L11])" office:value-type="float" office:value="70.47655" calcext:value-type="float">
            <text:p>70.47655</text:p>
          </table:table-cell>
          <table:table-cell table:formula="of:=SUM([.M2:.M11])" office:value-type="float" office:value="70.49361" calcext:value-type="float">
            <text:p>70.49361</text:p>
          </table:table-cell>
          <table:table-cell table:formula="of:=SUM([.N2:.N11])" office:value-type="float" office:value="70.52077" calcext:value-type="float">
            <text:p>70.520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25.3945125" calcext:value-type="float">
            <text:p>25.3945125</text:p>
          </table:table-cell>
          <table:table-cell table:formula="of:=([.C14]-[.C12]-[.C13])/8" office:value-type="float" office:value="13.0224125" calcext:value-type="float">
            <text:p>13.0224125</text:p>
          </table:table-cell>
          <table:table-cell table:formula="of:=([.D14]-[.D12]-[.D13])/8" office:value-type="float" office:value="7.073235" calcext:value-type="float">
            <text:p>7.073235</text:p>
          </table:table-cell>
          <table:table-cell table:formula="of:=([.E14]-[.E12]-[.E13])/8" office:value-type="float" office:value="7.13952875" calcext:value-type="float">
            <text:p>7.13952875</text:p>
          </table:table-cell>
          <table:table-cell table:formula="of:=([.F14]-[.F12]-[.F13])/8" office:value-type="float" office:value="7.083705" calcext:value-type="float">
            <text:p>7.083705</text:p>
          </table:table-cell>
          <table:table-cell table:formula="of:=([.G14]-[.G12]-[.G13])/8" office:value-type="float" office:value="7.05085375" calcext:value-type="float">
            <text:p>7.05085375</text:p>
          </table:table-cell>
          <table:table-cell table:formula="of:=([.H14]-[.H12]-[.H13])/8" office:value-type="float" office:value="7.04398375" calcext:value-type="float">
            <text:p>7.04398375</text:p>
          </table:table-cell>
          <table:table-cell table:formula="of:=([.I14]-[.I12]-[.I13])/8" office:value-type="float" office:value="7.04115125" calcext:value-type="float">
            <text:p>7.04115125</text:p>
          </table:table-cell>
          <table:table-cell table:formula="of:=([.J14]-[.J12]-[.J13])/8" office:value-type="float" office:value="7.043485" calcext:value-type="float">
            <text:p>7.043485</text:p>
          </table:table-cell>
          <table:table-cell table:formula="of:=([.K14]-[.K12]-[.K13])/8" office:value-type="float" office:value="7.044185" calcext:value-type="float">
            <text:p>7.044185</text:p>
          </table:table-cell>
          <table:table-cell table:formula="of:=([.L14]-[.L12]-[.L13])/8" office:value-type="float" office:value="7.04776375" calcext:value-type="float">
            <text:p>7.04776375</text:p>
          </table:table-cell>
          <table:table-cell table:formula="of:=([.M14]-[.M12]-[.M13])/8" office:value-type="float" office:value="7.04928625" calcext:value-type="float">
            <text:p>7.04928625</text:p>
          </table:table-cell>
          <table:table-cell table:formula="of:=([.N14]-[.N12]-[.N13])/8" office:value-type="float" office:value="7.0519725" calcext:value-type="float">
            <text:p>7.05197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840*2160)/[.B15]" office:value-type="float" office:value="326621.745544436" calcext:value-type="float">
            <text:p>326621.745544436</text:p>
          </table:table-cell>
          <table:table-cell table:formula="of:=(3840*2160)/[.C15]" office:value-type="float" office:value="636932.672805442" calcext:value-type="float">
            <text:p>636932.672805442</text:p>
          </table:table-cell>
          <table:table-cell table:formula="of:=(3840*2160)/[.D15]" office:value-type="float" office:value="1172645.8968209" calcext:value-type="float">
            <text:p>1172645.8968209</text:p>
          </table:table-cell>
          <table:table-cell table:formula="of:=(3840*2160)/[.E15]" office:value-type="float" office:value="1161757.34988111" calcext:value-type="float">
            <text:p>1161757.34988111</text:p>
          </table:table-cell>
          <table:table-cell table:formula="of:=(3840*2160)/[.F15]" office:value-type="float" office:value="1170912.67917001" calcext:value-type="float">
            <text:p>1170912.67917001</text:p>
          </table:table-cell>
          <table:table-cell table:formula="of:=(3840*2160)/[.G15]" office:value-type="float" office:value="1176368.18094546" calcext:value-type="float">
            <text:p>1176368.18094546</text:p>
          </table:table-cell>
          <table:table-cell table:formula="of:=(3840*2160)/[.H15]" office:value-type="float" office:value="1177515.49327467" calcext:value-type="float">
            <text:p>1177515.49327467</text:p>
          </table:table-cell>
          <table:table-cell table:formula="of:=(3840*2160)/[.I15]" office:value-type="float" office:value="1177989.18181171" calcext:value-type="float">
            <text:p>1177989.18181171</text:p>
          </table:table-cell>
          <table:table-cell table:formula="of:=(3840*2160)/[.J15]" office:value-type="float" office:value="1177598.87328503" calcext:value-type="float">
            <text:p>1177598.87328503</text:p>
          </table:table-cell>
          <table:table-cell table:formula="of:=(3840*2160)/[.K15]" office:value-type="float" office:value="1177481.85205244" calcext:value-type="float">
            <text:p>1177481.85205244</text:p>
          </table:table-cell>
          <table:table-cell table:formula="of:=(3840*2160)/[.L15]" office:value-type="float" office:value="1176883.94421564" calcext:value-type="float">
            <text:p>1176883.94421564</text:p>
          </table:table-cell>
          <table:table-cell table:formula="of:=(3840*2160)/[.M15]" office:value-type="float" office:value="1176629.76163012" calcext:value-type="float">
            <text:p>1176629.76163012</text:p>
          </table:table-cell>
          <table:table-cell table:formula="of:=(3840*2160)/[.N15]" office:value-type="float" office:value="1176181.55771311" calcext:value-type="float">
            <text:p>1176181.5577131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21:07:59.880183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01:00:34.802100034</meta:creation-date>
    <dc:date>2025-02-23T21:22:47.399698173</dc:date>
    <meta:editing-duration>PT1H3M37S</meta:editing-duration>
    <meta:editing-cycles>20</meta:editing-cycles>
    <meta:generator>LibreOffice/7.6.7.2$Linux_X86_64 LibreOffice_project/60$Build-2</meta:generator>
    <meta:document-statistic meta:table-count="3" meta:cell-count="4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interval-major="4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8.048cm" svg:height="15.157cm" xlink:href=".." xlink:type="simple" chart:class="chart:scatter" chart:style-name="ch1">
        <chart:legend chart:legend-position="end" svg:x="124.243cm" svg:y="7.279cm" style:legend-expansion="high" chart:style-name="ch2"/>
        <chart:plot-area chart:style-name="ch3" table:cell-range-address="4K.B1:4K.N1 4K.A16:4K.N16" chart:data-source-has-labels="column" svg:x="2.56cm" svg:y="0.303cm" svg:width="119.123cm" svg:height="14.551cm">
          <chart:coordinate-region svg:x="4.107cm" svg:y="0.502cm" svg:width="117.297cm" svg:height="13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K.B16:4K.N16" chart:label-cell-address="4K.A16:4K.A16" chart:class="chart:scatter">
            <chart:domain table:cell-range-address="4K.B1:4K.N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4K.B1:4K.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vg-PixPerSec:</text:p>
                <draw:g>
                  <svg:desc>4K.A16:4K.A16</svg:desc>
                </draw:g>
              </table:table-cell>
              <table:table-cell office:value-type="float" office:value="326621.745544436">
                <text:p>326621.745544436</text:p>
                <draw:g>
                  <svg:desc>4K.B16:4K.N16</svg:desc>
                </draw:g>
              </table:table-cell>
              <table:table-cell office:value-type="float" office:value="636932.672805442">
                <text:p>636932.672805442</text:p>
              </table:table-cell>
              <table:table-cell office:value-type="float" office:value="1172645.8968209">
                <text:p>1172645.8968209</text:p>
              </table:table-cell>
              <table:table-cell office:value-type="float" office:value="1161757.34988111">
                <text:p>1161757.34988111</text:p>
              </table:table-cell>
              <table:table-cell office:value-type="float" office:value="1170912.67917001">
                <text:p>1170912.67917001</text:p>
              </table:table-cell>
              <table:table-cell office:value-type="float" office:value="1176368.18094546">
                <text:p>1176368.18094546</text:p>
              </table:table-cell>
              <table:table-cell office:value-type="float" office:value="1177515.49327467">
                <text:p>1177515.49327467</text:p>
              </table:table-cell>
              <table:table-cell office:value-type="float" office:value="1177989.18181171">
                <text:p>1177989.18181171</text:p>
              </table:table-cell>
              <table:table-cell office:value-type="float" office:value="1177598.87328503">
                <text:p>1177598.87328503</text:p>
              </table:table-cell>
              <table:table-cell office:value-type="float" office:value="1177481.85205244">
                <text:p>1177481.85205244</text:p>
              </table:table-cell>
              <table:table-cell office:value-type="float" office:value="1176883.94421564">
                <text:p>1176883.94421564</text:p>
              </table:table-cell>
              <table:table-cell office:value-type="float" office:value="1176629.76163012">
                <text:p>1176629.76163012</text:p>
              </table:table-cell>
              <table:table-cell office:value-type="float" office:value="1176181.55771311">
                <text:p>1176181.55771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64cm" svg:height="14.254cm" xlink:href=".." xlink:type="simple" chart:class="chart:scatter" chart:style-name="ch1">
        <chart:legend chart:legend-position="end" svg:x="18.959cm" svg:y="6.828cm" style:legend-expansion="high" chart:style-name="ch2"/>
        <chart:plot-area chart:style-name="ch3" table:cell-range-address="Speccy.B1:Speccy.G1 Speccy.A16:Speccy.G16" chart:data-source-has-labels="column" svg:x="0.455cm" svg:y="0.285cm" svg:width="18.049cm" svg:height="13.684cm">
          <chart:coordinate-region svg:x="1.817cm" svg:y="0.485cm" svg:width="16.5cm" svg:height="12.8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cy.B16:Speccy.G16" chart:label-cell-address="Speccy.A16:Speccy.A16" chart:class="chart:scatter">
            <chart:domain table:cell-range-address="Speccy.B1:Speccy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ccy.B1:Speccy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Speccy.A16:Speccy.A16</svg:desc>
                </draw:g>
              </table:table-cell>
              <table:table-cell office:value-type="float" office:value="158313.377845853">
                <text:p>158313.377845853</text:p>
                <draw:g>
                  <svg:desc>Speccy.B16:Speccy.G16</svg:desc>
                </draw:g>
              </table:table-cell>
              <table:table-cell office:value-type="float" office:value="282398.623306711">
                <text:p>282398.623306711</text:p>
              </table:table-cell>
              <table:table-cell office:value-type="float" office:value="291018.222742619">
                <text:p>291018.222742619</text:p>
              </table:table-cell>
              <table:table-cell office:value-type="float" office:value="376796.507139197">
                <text:p>376796.507139197</text:p>
              </table:table-cell>
              <table:table-cell office:value-type="float" office:value="372199.745434407">
                <text:p>372199.745434407</text:p>
              </table:table-cell>
              <table:table-cell office:value-type="float" office:value="345771.573426423">
                <text:p>345771.573426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367cm" xlink:href=".." xlink:type="simple" chart:class="chart:scatter" chart:style-name="ch1">
        <chart:legend chart:legend-position="end" svg:x="19.247cm" svg:y="6.884cm" style:legend-expansion="high" chart:style-name="ch2"/>
        <chart:plot-area chart:style-name="ch3" table:cell-range-address="EGA.B1:EGA.G1 EGA.A16:EGA.G16" chart:data-source-has-labels="column" svg:x="0.461cm" svg:y="0.287cm" svg:width="18.325cm" svg:height="13.793cm">
          <chart:coordinate-region svg:x="2.008cm" svg:y="0.486cm" svg:width="16.591cm" svg:height="12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GA.B16:EGA.G16" chart:label-cell-address="EGA.A16:EGA.A16" chart:class="chart:scatter">
            <chart:domain table:cell-range-address="EGA.B1:EGA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EGA.B1:EG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EGA.A16:EGA.A16</svg:desc>
                </draw:g>
              </table:table-cell>
              <table:table-cell office:value-type="float" office:value="2568734.98331075">
                <text:p>2568734.98331075</text:p>
                <draw:g>
                  <svg:desc>EGA.B16:EGA.G16</svg:desc>
                </draw:g>
              </table:table-cell>
              <table:table-cell office:value-type="float" office:value="3431304.21728734">
                <text:p>3431304.21728734</text:p>
              </table:table-cell>
              <table:table-cell office:value-type="float" office:value="3479539.69495582">
                <text:p>3479539.69495582</text:p>
              </table:table-cell>
              <table:table-cell office:value-type="float" office:value="3407322.81588611">
                <text:p>3407322.81588611</text:p>
              </table:table-cell>
              <table:table-cell office:value-type="float" office:value="3419392.49683773">
                <text:p>3419392.49683773</text:p>
              </table:table-cell>
              <table:table-cell office:value-type="float" office:value="3426759.37657074">
                <text:p>3426759.37657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